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van Schmidt-Vitale</text:p>
      <text:p text:style-name="P1">CISC 3140/Meyer – Final project</text:p>
      <text:p text:style-name="P1"><text:tab/><text:span text:style-name="T1">Group Assessment</text:span></text:p>
      <text:p text:style-name="P1"><text:tab/>My role in the group was as the system administrator. I wrote the pages involved with the system admin role, adminpanel.php, admin_display_users.php, admin_display_stoopsales.php, as well as all pages involved in registering a new user, register.php and process.php AND all pages involved with the usersettings.php page (all the ones that start with update). I did a bunch of things.</text:p>
      <text:p text:style-name="P1"><text:tab/> As far as system admin stuff goes, that was actually my lowest priority and I believe that is reflected in my work. Due to time constraints, I was only able to implement minimal functionality, being that I had to do all the registration/user page stuff. However, taking on all of those pages was really my fault as I believed it would be much simpler than it actually turned out to be. I believe that I did a decent job getting my parts of the project in working and functional order. I kept to the schedule and cut corners when necessary (cannibalized a part of twitter for the “username unavailable” script on the registration page) and I kept in communication with the other members in my group.</text:p>
      <text:p text:style-name="P1"><text:tab/>My group all did a good job, however I did have a problem, but nothing too bad, more of an annoyance- Donald was assigned to databases, Felicia to QA and Santiago to UI. Everyone did their job and I am happy with what we came out with. However, and this really seems like an “I work <text:span text:style-name="T2">too</text:span><text:span text:style-name="T3"> hard”-kind of thing to say- Santiago did too much. He took on the role of UI, but also ended up doing parts of the database which got really confusing because he would make minor changes to it that would complicate and mess up what I had already written. I also didn't agree with how he set up the database tables, but figured it would be a bad idea to completely redo them at that point. Of all the issues to have, it's not really a bad one, but it did get pretty irritating, especially because at times other group members felt “useless” (direct qu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Schmidt-Vitale</meta:initial-creator>
    <meta:creation-date>2012-12-12T21:33:29</meta:creation-date>
    <dc:date>2012-12-12T21:53:56</dc:date>
    <dc:creator>Ivan Schmidt-Vitale</dc:creator>
    <meta:editing-duration>PT20M27S</meta:editing-duration>
    <meta:editing-cycles>12</meta:editing-cycles>
    <meta:generator>OpenOffice.org/3.3$Unix OpenOffice.org_project/330m20$Build-9567</meta:generator>
    <meta:document-statistic meta:table-count="0" meta:image-count="0" meta:object-count="0" meta:page-count="1" meta:paragraph-count="6" meta:word-count="357" meta:character-count="1994"/>
  </office:meta>
</office:document-meta>
</file>